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ff" draw:textarea-horizontal-align="justify" draw:textarea-vertical-align="middle" draw:auto-grow-height="false" fo:min-height="2.95cm" fo:min-width="2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2.9cm"/>
    </style:style>
    <style:style style:name="gr3" style:family="graphic" style:parent-style-name="standard">
      <style:graphic-properties svg:stroke-color="#000000" draw:fill-color="#ff9900" draw:textarea-horizontal-align="justify" draw:textarea-vertical-align="middle" draw:auto-grow-height="false" fo:min-height="2.95cm" fo:min-width="2.9cm"/>
    </style:style>
    <style:style style:name="gr4" style:family="graphic" style:parent-style-name="standard">
      <style:graphic-properties svg:stroke-color="#000000" draw:fill-color="#cc9900" draw:textarea-horizontal-align="justify" draw:textarea-vertical-align="middle" draw:auto-grow-height="false" fo:min-height="2.95cm" fo:min-width="2.9cm"/>
    </style:style>
    <style:style style:name="gr5" style:family="graphic" style:parent-style-name="standard">
      <style:graphic-properties svg:stroke-color="#000000" draw:fill-color="#99ff66" draw:textarea-horizontal-align="justify" draw:textarea-vertical-align="middle" draw:auto-grow-height="false" fo:min-height="2.95cm" fo:min-width="2.9cm"/>
    </style:style>
    <style:style style:name="P1" style:family="paragraph">
      <style:paragraph-properties fo:text-align="center"/>
    </style:style>
    <style:style style:name="P2" style:family="paragraph">
      <loext:graphic-properties draw:fill-color="#6666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loext:graphic-properties draw:fill-color="#99ff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cm" svg:height="3.2cm" svg:x="3.5cm" svg:y="5.2cm">
          <text:p text:style-name="P1">B </text:p>
          <text:p text:style-name="P1">(0,7)</text:p>
          <text:p text:style-name="P1">G = 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6.9cm" svg:y="5.2cm">
          <text:p text:style-name="P1">(1,6)</text:p>
          <text:p text:style-name="P1">G = 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10.3cm" svg:y="5.2cm">
          <text:p text:style-name="P1">(2,5)</text:p>
          <text:p text:style-name="P1">G = 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3.2cm" svg:x="10.3cm" svg:y="8.4cm">
          <text:p text:style-name="P1">(3,4)</text:p>
          <text:p text:style-name="P1">G =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3.2cm" svg:x="10.3cm" svg:y="11.6cm">
          <text:p text:style-name="P1">(4,5)</text:p>
          <text:p text:style-name="P1">G =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3.2cm" svg:x="13.7cm" svg:y="8.4cm">
          <text:p text:style-name="P1">(4,3)</text:p>
          <text:p text:style-name="P1">G =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17.1cm" svg:y="8.4cm">
          <text:p text:style-name="P1">(5,2)</text:p>
          <text:p text:style-name="P1">G =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cm" svg:height="3.2cm" svg:x="20.5cm" svg:y="8.4cm">
          <text:p text:style-name="P1">A</text:p>
          <text:p text:style-name="P1">(6,1)</text:p>
          <text:p text:style-name="P1">G = 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3.2cm" svg:x="20.5cm" svg:y="11.6cm">
          <text:p text:style-name="P1">C</text:p>
          <text:p text:style-name="P1">(7,0)</text:p>
          <text:p text:style-name="P1">G = 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20.5cm" svg:y="5.2cm">
          <text:p text:style-name="P1">(5,2)</text:p>
          <text:p text:style-name="P1">G = 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3.2cm" svg:x="17.1cm" svg:y="5.2cm">
          <text:p text:style-name="P1">(4,3)</text:p>
          <text:p text:style-name="P1">G =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3.2cm" svg:x="13.7cm" svg:y="5.2cm">
          <text:p text:style-name="P1">(3,4)</text:p>
          <text:p text:style-name="P1">G =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3.2cm" svg:x="13.7cm" svg:y="2cm">
          <text:p text:style-name="P1">(4,5)</text:p>
          <text:p text:style-name="P1">G =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3.2cm" svg:x="17.1cm" svg:y="2cm">
          <text:p text:style-name="P1">(5,4)</text:p>
          <text:p text:style-name="P1">G =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20.5cm" svg:y="2cm">
          <text:p text:style-name="P1">(6,3)</text:p>
          <text:p text:style-name="P1">G = 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2.4cm" svg:y="18.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5.8cm" svg:y="18.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9.2cm" svg:y="18.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9.2cm" svg:y="21.9cm">
          <text:p text:style-name="P1">(4,1)</text:p>
          <text:p text:style-name="P1">G =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3.2cm" svg:x="9.2cm" svg:y="25.1cm">
          <text:p text:style-name="P1">C</text:p>
          <text:p text:style-name="P1">(5,0)</text:p>
          <text:p text:style-name="P1">G = 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3.2cm" svg:x="12.6cm" svg:y="21.9cm">
          <text:p text:style-name="P1">A</text:p>
          <text:p text:style-name="P1">(3,2)</text:p>
          <text:p text:style-name="P1">G =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16cm" svg:y="21.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19.4cm" svg:y="21.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19.4cm" svg:y="25.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19.4cm" svg:y="18.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16cm" svg:y="18.7cm">
          <text:p text:style-name="P1">(1,4)</text:p>
          <text:p text:style-name="P1">G =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3.2cm" svg:x="12.6cm" svg:y="18.7cm">
          <text:p text:style-name="P1">(2,3)</text:p>
          <text:p text:style-name="P1">G =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12.6cm" svg:y="15.5cm">
          <text:p text:style-name="P1">(1,4)</text:p>
          <text:p text:style-name="P1">G = 3 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2cm" svg:x="16cm" svg:y="15.5cm">
          <text:p text:style-name="P1">B</text:p>
          <text:p text:style-name="P1">(0,5)</text:p>
          <text:p text:style-name="P1">G = 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3.2cm" svg:x="19.4cm" svg:y="15.5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19:55:02.707164652</meta:creation-date>
    <dc:date>2018-06-03T09:26:39.744935667</dc:date>
    <meta:editing-duration>PT19M37S</meta:editing-duration>
    <meta:editing-cycles>5</meta:editing-cycles>
    <meta:generator>LibreOffice/5.1.6.2$Linux_X86_64 LibreOffice_project/10m0$Build-2</meta:generator>
    <meta:document-statistic meta:object-count="30"/>
  </office:meta>
</office:document-meta>
</file>